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 style:master-page-name="Standard">
      <style:table-properties style:width="17cm" style:page-number="auto" fo:break-before="page" table:align="margins" style:writing-mode="lr-tb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2.99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4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etter-spacing="-0.004cm" fo:font-weight="bold" officeooo:paragraph-rsid="0066a626" style:font-size-asian="10pt" style:font-weight-asian="bold" style:font-name-complex="Arial4" style:font-size-complex="10pt" style:font-weight-complex="bold"/>
    </style:style>
    <style:style style:name="P5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66a626" style:font-size-asian="10pt" style:font-name-complex="Arial4" style:font-size-complex="10pt"/>
    </style:style>
    <style:style style:name="P6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bc1e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bc1e5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line-height="100%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6bc1e5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cm" fo:margin-bottom="0.21cm" style:contextual-spacing="false" fo:text-align="center" style:justify-single-word="false"/>
      <style:text-properties style:use-window-font-color="true" loext:opacity="0%" style:font-name="Arial" fo:font-size="10pt" fo:font-weight="normal" officeooo:rsid="00436bd5" officeooo:paragraph-rsid="006bc1e5" style:letter-kerning="true" style:font-name-asian="SimSun" style:font-size-asian="10pt" style:language-asian="zh" style:country-asian="CN" style:font-weight-asian="normal" style:font-name-complex="Arial4" style:font-size-complex="10pt" style:language-complex="hi" style:country-complex="IN" style:font-weight-complex="normal"/>
    </style:style>
    <style:style style:name="P10" style:family="paragraph" style:parent-style-name="Standard_20__28_user_29_">
      <style:paragraph-properties fo:margin-top="0cm" fo:margin-bottom="0.21cm" style:contextual-spacing="false" fo:text-align="justify" style:justify-single-word="false"/>
      <style:text-properties officeooo:paragraph-rsid="00341f21"/>
    </style:style>
    <style:style style:name="P11" style:family="paragraph" style:parent-style-name="Standard">
      <style:text-properties fo:color="#000000" loext:opacity="100%" style:font-name="Arial" fo:font-size="10pt" officeooo:paragraph-rsid="0066a626" style:font-size-asian="10pt" style:font-size-complex="10pt"/>
    </style:style>
    <style:style style:name="P12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4e24c" officeooo:paragraph-rsid="0066d431" style:letter-kerning="true" fo:background-color="transparent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8742" officeooo:paragraph-rsid="006bc1e5" style:letter-kerning="true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4e24c" style:letter-kerning="true" fo:background-color="transparent" loext:char-shading-value="0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dc82e" style:letter-kerning="true" fo:background-color="transparent" loext:char-shading-value="0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d7cd1" style:letter-kerning="true" fo:background-color="transparent" loext:char-shading-value="0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cec00" style:letter-kerning="true" fo:background-color="transparent" loext:char-shading-value="0" style:font-name-asian="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5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6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7" style:family="text">
      <style:text-properties style:font-name="Arial2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8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9" style:family="text">
      <style:text-properties fo:font-weight="bold" officeooo:rsid="00149f96" style:font-weight-asian="bold" style:font-weight-complex="bold"/>
    </style:style>
    <style:style style:name="T10" style:family="text">
      <style:text-properties officeooo:rsid="006d5653"/>
    </style:style>
    <style:style style:name="T1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Fecha: $$DIA_SISTEMA$$ de $$MES_SISTEMA$$ de $$EJERCICIO_SISTEMA$$</text:p>
            <text:p text:style-name="P6">Número de expediente: $$V_NUMEXP$$</text:p>
            <text:p text:style-name="P7">Nombre del expediente: $$V_TITULOEXP$$</text:p>
            <text:p text:style-name="P8">Asunto: <text:span text:style-name="T10">Oficio publicación</text:span></text:p>
          </table:table-cell>
          <table:table-cell table:style-name="Tabla2.B1" office:value-type="string">
            <text:p text:style-name="P13">Destinatario/a: $$DEST_NOT$$</text:p>
            <text:p text:style-name="P13"/>
            <text:p text:style-name="P13">Dirección: $$DIR_DEST_NOT$$</text:p>
          </table:table-cell>
        </table:table-row>
      </table:table>
      <text:p text:style-name="P9"/>
      <text:p text:style-name="P10"><text:span text:style-name="T1">Por la presente, le remito para su publicación el </text:span><text:span text:style-name="T2">extracto del</text:span><text:span text:style-name="T1"> </text:span><text:span text:style-name="T2">acuerdo</text:span><text:span text:style-name="T3"> de aprobación provisional</text:span><text:span text:style-name="T1"> adoptado por el Pleno $$DEL_AYTO$$ $$AYUNTAMIENTO$$ en sesión celebrada el día $$F_F_AP</text:span><text:span text:style-name="T4">A</text:span><text:span text:style-name="T1">$$.</text:span></text:p>
      <text:p text:style-name="P12">$$LISTA_DOC_NOTIFICAR$$</text:p>
      <text:p text:style-name="P11"/>
      <text:p text:style-name="P5"><text:span text:style-name="Fuente_20_de_20_párrafo_20_predeter."><text:span text:style-name="T8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6"><text:text-input text:description="JOOScript">${(FIRMANTES_FDO_AUXILIAR)!}</text:text-input></text:span></text:span><text:span text:style-name="T9"><text:s/></text:span><text:span text:style-name="Fuente_20_de_20_párrafo_20_predeter."><text:span text:style-name="T5"><text:text-input text:description="JOOScript">${(FIRMANTES_AUXILIAR)!}</text:text-input></text:span></text:span><text:span text:style-name="Fuente_20_de_20_párrafo_20_predeter."><text:span text:style-name="T5"><text:s/></text:span></text:span></text:p>
      <text:p text:style-name="P4"><text:span text:style-name="Fuente_20_de_20_párrafo_20_predeter."><text:span text:style-name="T7"><text:text-input text:description="JOOScript">${(FIRMANTE_DELEGACION_AUXILIAR)!}</text:text-input></text:span></text:span><text:span text:style-name="Fuente_20_de_20_párrafo_20_predeter."><text:span text:style-name="T7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4" svg:font-family="Calibri" style:font-family-generic="swiss" style:font-pitch="variable"/>
    <style:font-face style:name="Calibri1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3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3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1" style:font-size-asian="6pt" style:language-asian="es" style:country-asian="ES" style:font-style-asian="normal" style:font-weight-asian="bold" style:font-name-complex="Calibri1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4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69</meta:editing-cycles>
    <meta:creation-date>2019-09-12T08:50:52.807000000</meta:creation-date>
    <meta:editing-duration>P1DT9H30M12S</meta:editing-duration>
    <meta:generator>LibreOffice/7.0.2.2$Windows_X86_64 LibreOffice_project/8349ace3c3162073abd90d81fd06dcfb6b36b994</meta:generator>
    <dc:date>2021-03-04T17:13:17.775000000</dc:date>
    <meta:document-statistic meta:table-count="1" meta:image-count="0" meta:object-count="0" meta:page-count="1" meta:paragraph-count="16" meta:word-count="65" meta:character-count="637" meta:non-whitespace-character-count="592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